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af98" officeooo:paragraph-rsid="0019af98"/>
    </style:style>
    <style:style style:name="P2" style:family="paragraph" style:parent-style-name="Header">
      <style:text-properties officeooo:rsid="0019af98" officeooo:paragraph-rsid="0019af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ack1.CalledClass;</text:p>
      <text:p text:style-name="P1"/>
      <text:p text:style-name="P1">public class CallingClass</text:p>
      <text:p text:style-name="P1">{</text:p>
      <text:p text:style-name="P1"><text:tab/>public static void main(String[] args)</text:p>
      <text:p text:style-name="P1"><text:tab/>{</text:p>
      <text:p text:style-name="P1"><text:tab/><text:tab/>int x = CalledClass.method1();</text:p>
      <text:p text:style-name="P1"><text:tab/><text:tab/>System.out.println(x);</text:p>
      <text:p text:style-name="P1"><text:tab/>}</text:p>
      <text:p text:style-name="P1"/>
      <text:p text:style-name="P1"/>
      <text:p text:style-name="P1">}</text:p>
      <text:p text:style-name="P1"/>
      <text:p text:style-name="P1">package pack1;</text:p>
      <text:p text:style-name="P1">public class CalledClass</text:p>
      <text:p text:style-name="P1">{</text:p>
      <text:p text:style-name="P1"><text:tab/>public static int method1()</text:p>
      <text:p text:style-name="P1"><text:tab/>{</text:p>
      <text:p text:style-name="P1"><text:tab/><text:tab/>return 1002;</text:p>
      <text:p text:style-name="P1"><text:tab/>}</text:p>
      <text:p text:style-name="P1"/>
      <text:p text:style-name="P1">}</text:p>
      <text:p text:style-name="P1"/>
      <text:p text:style-name="P1">package pack2;</text:p>
      <text:p text:style-name="P1">public class MyClass</text:p>
      <text:p text:style-name="P1">{</text:p>
      <text:p text:style-name="P1"><text:tab/>public static void main(String [] args)</text:p>
      <text:p text:style-name="P1"><text:tab/>{</text:p>
      <text:p text:style-name="P1"><text:tab/><text:tab/>System.out.println("Hello from MyClass");</text:p>
      <text:p text:style-name="P1"><text:tab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af98" officeooo:paragraph-rsid="0019af9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5/28/14</text:p>
        <text:p text:style-name="MP1">Lab 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0:25:07.947956374</meta:creation-date>
    <dc:date>2014-05-28T10:26:49.320372294</dc:date>
    <meta:editing-duration>P0D</meta:editing-duration>
    <meta:editing-cycles>1</meta:editing-cycles>
    <meta:document-statistic meta:table-count="0" meta:image-count="0" meta:object-count="0" meta:page-count="1" meta:paragraph-count="28" meta:word-count="57" meta:character-count="384" meta:non-whitespace-character-count="338"/>
    <meta:generator>LibreOffice/4.1.3.2$Linux_X86_64 LibreOffice_project/410m0$Build-2</meta:generator>
  </office:meta>
</office:document-meta>
</file>